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.endProgress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.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Probl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rawinfo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show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.deprecated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war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setShowProgress( boolean prog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info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debu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setDefaultLogger( Message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.sumupProbl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verbos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end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Defaul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isShow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